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list-style-name="L1">
      <style:text-properties fo:language="en" fo:country="GB"/>
    </style:style>
    <style:style style:name="P4" style:family="paragraph" style:parent-style-name="Standard" style:list-style-name="L2">
      <style:text-properties fo:language="en" fo:country="GB"/>
    </style:style>
    <style:style style:name="P5" style:family="paragraph" style:parent-style-name="Standard" style:list-style-name="L3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regarding „Temporal Topology“</text:p>
      <text:p text:style-name="P1"/>
      <text:list xml:id="list5636547301" text:style-name="L1">
        <text:list-item>
          <text:p text:style-name="P3">What is a temporal topology and what are temporal relationships. Are they related to each other?</text:p>
        </text:list-item>
        <text:list-item>
          <text:p text:style-name="P3">What temporal relationships are allowed in a valid temporal topology?</text:p>
        </text:list-item>
      </text:list>
      <text:p text:style-name="P1"/>
      <text:p text:style-name="P1">Question about the snapshot approach:</text:p>
      <text:list xml:id="list901160675" text:style-name="L3">
        <text:list-item>
          <text:p text:style-name="P5">What are the benefits and the drawbacks of a snapshot approach in temporal GIS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ören Gebbert</meta:initial-creator>
    <meta:creation-date>2013-01-17T11:01:57</meta:creation-date>
    <dc:date>2013-01-20T21:31:26</dc:date>
    <meta:editing-duration>PT27M4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5" meta:word-count="52" meta:character-count="82" meta:non-whitespace-character-count="282"/>
  </office:meta>
</office:document-meta>
</file>